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paragraph-rsid="000383ae" style:font-style-asian="italic" style:font-style-complex="italic"/>
    </style:style>
    <style:style style:name="P2" style:family="paragraph" style:parent-style-name="Footer">
      <style:text-properties officeooo:paragraph-rsid="000383ae"/>
    </style:style>
    <style:style style:name="P3" style:family="paragraph" style:parent-style-name="Standard">
      <style:text-properties style:text-position="super 58%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none" fo:font-weight="normal" officeooo:paragraph-rsid="000383ae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text-underline-style="none" fo:font-weight="normal" officeooo:rsid="001bc0d8" officeooo:paragraph-rsid="000383ae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paragraph-rsid="000383ae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0383ae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paragraph-rsid="000383ae" style:font-size-asian="14pt" style:font-size-complex="14pt"/>
    </style:style>
    <style:style style:name="P10" style:family="paragraph" style:parent-style-name="Standard">
      <style:text-properties fo:font-style="normal" style:text-underline-style="none" fo:font-weight="normal" officeooo:paragraph-rsid="000383a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ize="12pt" style:text-underline-style="none" officeooo:paragraph-rsid="000383ae" style:font-size-asian="12pt" style:font-size-complex="12pt"/>
    </style:style>
    <style:style style:name="P12" style:family="paragraph" style:parent-style-name="Standard">
      <style:text-properties officeooo:rsid="000383ae"/>
    </style:style>
    <style:style style:name="P13" style:family="paragraph" style:parent-style-name="Standard" style:list-style-name="L1">
      <style:text-properties officeooo:rsid="0005791c" officeooo:paragraph-rsid="0005791c"/>
    </style:style>
    <style:style style:name="P14" style:family="paragraph" style:parent-style-name="Standard" style:list-style-name="L1">
      <style:text-properties officeooo:rsid="00083555" officeooo:paragraph-rsid="00083555"/>
    </style:style>
    <style:style style:name="P15" style:family="paragraph" style:parent-style-name="Standard" style:list-style-name="L2">
      <style:text-properties fo:font-style="normal" fo:font-weight="normal" officeooo:rsid="0005791c" officeooo:paragraph-rsid="0005791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paragraph-rsid="000383ae" style:font-style-asian="normal" style:font-weight-asian="normal" style:font-style-complex="normal" style:font-weight-complex="normal"/>
    </style:style>
    <style:style style:name="T1" style:family="text">
      <style:text-properties officeooo:rsid="000383a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bc0d8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428a3" style:font-style-asian="normal" style:font-style-complex="normal"/>
    </style:style>
    <style:style style:name="T6" style:family="text">
      <style:text-properties fo:font-style="normal" officeooo:rsid="0005791c" style:font-style-asian="normal" style:font-style-complex="normal"/>
    </style:style>
    <style:style style:name="T7" style:family="text">
      <style:text-properties officeooo:rsid="000428a3"/>
    </style:style>
    <style:style style:name="T8" style:family="text">
      <style:text-properties officeooo:rsid="0005791c"/>
    </style:style>
    <style:style style:name="T9" style:family="text">
      <style:text-properties officeooo:rsid="000835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NUTES</text:p>
      <text:p text:style-name="P8"/>
      <text:p text:style-name="P8">Project Title: Group 12 Project</text:p>
      <text:p text:style-name="P8">Meeting Purpose: <text:span text:style-name="T7">Project plan discussion</text:span></text:p>
      <text:p text:style-name="P8">People Present: <text:span text:style-name="T1">anp28, srp11, thw10, fik, alh32, lps1, dpb1, bea16</text:span></text:p>
      <text:p text:style-name="P8">Location: <text:span text:style-name="T7">c57a</text:span></text:p>
      <text:p text:style-name="P8">Date: <text:span text:style-name="T7">24</text:span>/1<text:span text:style-name="T7">0/20</text:span>13</text:p>
      <text:p text:style-name="P8">Circulation list: All project members</text:p>
      <text:p text:style-name="P8">Author of the minutes: <text:span text:style-name="T8">Alex Heaven</text:span></text:p>
      <text:p text:style-name="P8">Date the minutes were produced: <text:span text:style-name="T7">24</text:span>/1<text:span text:style-name="T7">0</text:span>/<text:span text:style-name="T3">20</text:span>13</text:p>
      <text:p text:style-name="P8">Version: 1.<text:span text:style-name="T1">1</text:span></text:p>
      <text:p text:style-name="P3"/>
      <text:p text:style-name="Standard"/>
      <text:p text:style-name="P9">Matters Arising</text:p>
      <text:p text:style-name="Standard"/>
      <text:list xml:id="list7989093543439998857" text:style-name="L1">
        <text:list-item>
          <text:p text:style-name="P13">Project plan – Discussed what was required for this</text:p>
        </text:list-item>
        <text:list-item>
          <text:p text:style-name="P14">Talked about how to start project plan</text:p>
        </text:list-item>
        <text:list-item>
          <text:p text:style-name="P13">Roles <text:span text:style-name="T9">discussed </text:span>for parts of the document</text:p>
          <text:p text:style-name="P13">ACTION: <text:span text:style-name="T1">anp28, srp11, thw10, fik, alh32, lps1, dpb1, bea16</text:span></text:p>
        </text:list-item>
      </text:list>
      <text:p text:style-name="P12"/>
      <text:p text:style-name="P12"/>
      <text:p text:style-name="P9">New Business</text:p>
      <text:p text:style-name="P9"/>
      <text:list xml:id="list7941811727061041692" text:style-name="L2">
        <text:list-item>
          <text:p text:style-name="P15">Next meeting to track progress on project plan</text:p>
        </text:list-item>
        <text:list-item>
          <text:p text:style-name="P15">Project plan to be QA checked when completed. </text:p>
          <text:p text:style-name="P15">ACTION: alh32 </text:p>
          <text:p text:style-name="P15"/>
        </text:list-item>
      </text:list>
      <text:p text:style-name="P4"/>
      <text:p text:style-name="P4"/>
      <text:p text:style-name="P9">AOB</text:p>
      <text:p text:style-name="P11"/>
      <text:p text:style-name="P5"><text:s text:c="2"/><text:span text:style-name="T4"><text:s text:c="4"/>None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pan text:style-name="T6">Alh32</text:span><text:a xlink:type="simple" xlink:href="mailto:Fik@aber.ac.uk"><text:span text:style-name="T4">@aber.ac.uk</text:span></text:a><text:span text:style-name="T4"> </text:span><text:span text:style-name="T5">24</text:span><text:span text:style-name="T4">/1</text:span><text:span text:style-name="T5">0</text:span><text:span text:style-name="T4">/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0383ae" style:font-style-asian="italic" style:font-style-complex="italic"/>
    </style:style>
    <style:style style:name="MP2" style:family="paragraph" style:parent-style-name="Footer">
      <style:text-properties officeooo:paragraph-rsid="000383ae"/>
    </style:style>
    <style:style style:name="MT1" style:family="text">
      <style:text-properties officeooo:rsid="000383ae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0-25T15:19:09.17</meta:creation-date>
    <dc:date>2014-01-29T15:39:56.412151000</dc:date>
    <meta:editing-duration>PT53M45S</meta:editing-duration>
    <meta:editing-cycles>13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4" meta:word-count="117" meta:character-count="748" meta:non-whitespace-character-count="650"/>
  </office:meta>
</office:document-meta>
</file>